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5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3.6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7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788cm" svg:y="4.9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3.688cm" svg:y="4.9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4.9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4.788cm" svg:y="6.2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4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7.3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7.388cm" svg:y="4.9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7.3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288cm" svg:y="4.9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33:08.486502776</dc:date>
    <dc:creator>elucterio </dc:creator>
    <meta:editing-duration>PT43M3S</meta:editing-duration>
    <meta:editing-cycles>17</meta:editing-cycles>
    <meta:generator>LibreOffice/4.2.8.2$Linux_X86_64 LibreOffice_project/420m0$Build-2</meta:generator>
    <meta:document-statistic meta:object-count="63"/>
  </office:meta>
</office:document-meta>
</file>